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Pulq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8 Threads</text:p>
          </table:table-cell>
          <table:table-cell/>
        </table:table-row>
        <table:table-row table:style-name="ro1">
          <table:table-cell office:value-type="float" office:value="0.036633" calcext:value-type="float">
            <text:p>0.036633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0.019495" calcext:value-type="float">
            <text:p>0.019495</text:p>
          </table:table-cell>
          <table:table-cell office:value-type="float" office:value="0.026435" calcext:value-type="float">
            <text:p>0.026435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01161" calcext:value-type="float">
            <text:p>0.01161</text:p>
          </table:table-cell>
          <table:table-cell/>
        </table:table-row>
        <table:table-row table:style-name="ro1">
          <table:table-cell office:value-type="float" office:value="0.036595" calcext:value-type="float">
            <text:p>0.036595</text:p>
          </table:table-cell>
          <table:table-cell office:value-type="float" office:value="0.014654" calcext:value-type="float">
            <text:p>0.014654</text:p>
          </table:table-cell>
          <table:table-cell office:value-type="float" office:value="0.021005" calcext:value-type="float">
            <text:p>0.021005</text:p>
          </table:table-cell>
          <table:table-cell office:value-type="float" office:value="0.023679" calcext:value-type="float">
            <text:p>0.023679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0.011623" calcext:value-type="float">
            <text:p>0.011623</text:p>
          </table:table-cell>
          <table:table-cell office:value-type="float" office:value="0.009717" calcext:value-type="float">
            <text:p>0.009717</text:p>
          </table:table-cell>
          <table:table-cell/>
        </table:table-row>
        <table:table-row table:style-name="ro1">
          <table:table-cell office:value-type="float" office:value="0.041156" calcext:value-type="float">
            <text:p>0.04115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25389" calcext:value-type="float">
            <text:p>0.025389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0.012429" calcext:value-type="float">
            <text:p>0.012429</text:p>
          </table:table-cell>
          <table:table-cell office:value-type="float" office:value="0.011943" calcext:value-type="float">
            <text:p>0.011943</text:p>
          </table:table-cell>
          <table:table-cell office:value-type="float" office:value="0.011414" calcext:value-type="float">
            <text:p>0.011414</text:p>
          </table:table-cell>
          <table:table-cell/>
        </table:table-row>
        <table:table-row table:style-name="ro1">
          <table:table-cell office:value-type="float" office:value="0.020182" calcext:value-type="float">
            <text:p>0.020182</text:p>
          </table:table-cell>
          <table:table-cell office:value-type="float" office:value="0.013069" calcext:value-type="float">
            <text:p>0.013069</text:p>
          </table:table-cell>
          <table:table-cell office:value-type="float" office:value="0.018073" calcext:value-type="float">
            <text:p>0.018073</text:p>
          </table:table-cell>
          <table:table-cell office:value-type="float" office:value="0.022091" calcext:value-type="float">
            <text:p>0.022091</text:p>
          </table:table-cell>
          <table:table-cell office:value-type="float" office:value="0.014706" calcext:value-type="float">
            <text:p>0.014706</text:p>
          </table:table-cell>
          <table:table-cell office:value-type="float" office:value="0.012595" calcext:value-type="float">
            <text:p>0.012595</text:p>
          </table:table-cell>
          <table:table-cell office:value-type="float" office:value="0.010534" calcext:value-type="float">
            <text:p>0.010534</text:p>
          </table:table-cell>
          <table:table-cell office:value-type="float" office:value="0.009445" calcext:value-type="float">
            <text:p>0.009445</text:p>
          </table:table-cell>
          <table:table-cell/>
        </table:table-row>
        <table:table-row table:style-name="ro1">
          <table:table-cell office:value-type="float" office:value="0.041603" calcext:value-type="float">
            <text:p>0.041603</text:p>
          </table:table-cell>
          <table:table-cell office:value-type="float" office:value="0.010806" calcext:value-type="float">
            <text:p>0.010806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0.023131" calcext:value-type="float">
            <text:p>0.023131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0784" calcext:value-type="float">
            <text:p>0.010784</text:p>
          </table:table-cell>
          <table:table-cell office:value-type="float" office:value="0.011913" calcext:value-type="float">
            <text:p>0.011913</text:p>
          </table:table-cell>
          <table:table-cell office:value-type="float" office:value="0.011116" calcext:value-type="float">
            <text:p>0.011116</text:p>
          </table:table-cell>
          <table:table-cell/>
        </table:table-row>
        <table:table-row table:style-name="ro1">
          <table:table-cell office:value-type="float" office:value="0.030165" calcext:value-type="float">
            <text:p>0.030165</text:p>
          </table:table-cell>
          <table:table-cell office:value-type="float" office:value="0.014316" calcext:value-type="float">
            <text:p>0.014316</text:p>
          </table:table-cell>
          <table:table-cell office:value-type="float" office:value="0.02142" calcext:value-type="float">
            <text:p>0.02142</text:p>
          </table:table-cell>
          <table:table-cell office:value-type="float" office:value="0.023033" calcext:value-type="float">
            <text:p>0.023033</text:p>
          </table:table-cell>
          <table:table-cell office:value-type="float" office:value="0.014267" calcext:value-type="float">
            <text:p>0.014267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011678" calcext:value-type="float">
            <text:p>0.011678</text:p>
          </table:table-cell>
          <table:table-cell office:value-type="float" office:value="0.010051" calcext:value-type="float">
            <text:p>0.010051</text:p>
          </table:table-cell>
          <table:table-cell/>
        </table:table-row>
        <table:table-row table:style-name="ro1">
          <table:table-cell office:value-type="float" office:value="0.039653" calcext:value-type="float">
            <text:p>0.039653</text:p>
          </table:table-cell>
          <table:table-cell office:value-type="float" office:value="0.010484" calcext:value-type="float">
            <text:p>0.010484</text:p>
          </table:table-cell>
          <table:table-cell office:value-type="float" office:value="0.021508" calcext:value-type="float">
            <text:p>0.021508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0.012026" calcext:value-type="float">
            <text:p>0.012026</text:p>
          </table:table-cell>
          <table:table-cell/>
        </table:table-row>
        <table:table-row table:style-name="ro1">
          <table:table-cell office:value-type="float" office:value="0.042037" calcext:value-type="float">
            <text:p>0.042037</text:p>
          </table:table-cell>
          <table:table-cell office:value-type="float" office:value="0.014215" calcext:value-type="float">
            <text:p>0.014215</text:p>
          </table:table-cell>
          <table:table-cell office:value-type="float" office:value="0.021277" calcext:value-type="float">
            <text:p>0.021277</text:p>
          </table:table-cell>
          <table:table-cell office:value-type="float" office:value="0.023695" calcext:value-type="float">
            <text:p>0.023695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1061" calcext:value-type="float">
            <text:p>0.011061</text:p>
          </table:table-cell>
          <table:table-cell office:value-type="float" office:value="0.009563" calcext:value-type="float">
            <text:p>0.009563</text:p>
          </table:table-cell>
          <table:table-cell/>
        </table:table-row>
        <table:table-row table:style-name="ro1">
          <table:table-cell office:value-type="float" office:value="0.041433" calcext:value-type="float">
            <text:p>0.041433</text:p>
          </table:table-cell>
          <table:table-cell office:value-type="float" office:value="0.015263" calcext:value-type="float">
            <text:p>0.015263</text:p>
          </table:table-cell>
          <table:table-cell office:value-type="float" office:value="0.016782" calcext:value-type="float">
            <text:p>0.016782</text:p>
          </table:table-cell>
          <table:table-cell office:value-type="float" office:value="0.023163" calcext:value-type="float">
            <text:p>0.023163</text:p>
          </table:table-cell>
          <table:table-cell office:value-type="float" office:value="0.014486" calcext:value-type="float">
            <text:p>0.014486</text:p>
          </table:table-cell>
          <table:table-cell office:value-type="float" office:value="0.012294" calcext:value-type="float">
            <text:p>0.012294</text:p>
          </table:table-cell>
          <table:table-cell office:value-type="float" office:value="0.011658" calcext:value-type="float">
            <text:p>0.011658</text:p>
          </table:table-cell>
          <table:table-cell office:value-type="float" office:value="0.009401" calcext:value-type="float">
            <text:p>0.009401</text:p>
          </table:table-cell>
          <table:table-cell/>
        </table:table-row>
        <table:table-row table:style-name="ro1">
          <table:table-cell office:value-type="float" office:value="0.043322" calcext:value-type="float">
            <text:p>0.04332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9316" calcext:value-type="float">
            <text:p>0.019316</text:p>
          </table:table-cell>
          <table:table-cell office:value-type="float" office:value="0.022749" calcext:value-type="float">
            <text:p>0.022749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0.008915" calcext:value-type="float">
            <text:p>0.008915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0.01112" calcext:value-type="float">
            <text:p>0.01112</text:p>
          </table:table-cell>
          <table:table-cell/>
        </table:table-row>
        <table:table-row table:style-name="ro1">
          <table:table-cell office:value-type="float" office:value="0.042521" calcext:value-type="float">
            <text:p>0.042521</text:p>
          </table:table-cell>
          <table:table-cell office:value-type="float" office:value="0.014387" calcext:value-type="float">
            <text:p>0.014387</text:p>
          </table:table-cell>
          <table:table-cell office:value-type="float" office:value="0.017225" calcext:value-type="float">
            <text:p>0.017225</text:p>
          </table:table-cell>
          <table:table-cell office:value-type="float" office:value="0.022286" calcext:value-type="float">
            <text:p>0.022286</text:p>
          </table:table-cell>
          <table:table-cell office:value-type="float" office:value="0.014617" calcext:value-type="float">
            <text:p>0.014617</text:p>
          </table:table-cell>
          <table:table-cell office:value-type="float" office:value="0.012391" calcext:value-type="float">
            <text:p>0.012391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11514" calcext:value-type="float">
            <text:p>0.011514</text:p>
          </table:table-cell>
          <table:table-cell/>
        </table:table-row>
        <table:table-row table:style-name="ro1">
          <table:table-cell office:value-type="float" office:value="0.040599" calcext:value-type="float">
            <text:p>0.0405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17248" calcext:value-type="float">
            <text:p>0.017248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14536" calcext:value-type="float">
            <text:p>0.014536</text:p>
          </table:table-cell>
          <table:table-cell office:value-type="float" office:value="0.012136" calcext:value-type="float">
            <text:p>0.012136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0.01091" calcext:value-type="float">
            <text:p>0.01091</text:p>
          </table:table-cell>
          <table:table-cell/>
        </table:table-row>
        <table:table-row table:style-name="ro1">
          <table:table-cell office:value-type="float" office:value="0.039638" calcext:value-type="float">
            <text:p>0.039638</text:p>
          </table:table-cell>
          <table:table-cell office:value-type="float" office:value="0.014118" calcext:value-type="float">
            <text:p>0.014118</text:p>
          </table:table-cell>
          <table:table-cell office:value-type="float" office:value="0.019731" calcext:value-type="float">
            <text:p>0.019731</text:p>
          </table:table-cell>
          <table:table-cell office:value-type="float" office:value="0.025513" calcext:value-type="float">
            <text:p>0.025513</text:p>
          </table:table-cell>
          <table:table-cell office:value-type="float" office:value="0.013341" calcext:value-type="float">
            <text:p>0.013341</text:p>
          </table:table-cell>
          <table:table-cell office:value-type="float" office:value="0.011599" calcext:value-type="float">
            <text:p>0.011599</text:p>
          </table:table-cell>
          <table:table-cell office:value-type="float" office:value="0.011864" calcext:value-type="float">
            <text:p>0.011864</text:p>
          </table:table-cell>
          <table:table-cell office:value-type="float" office:value="0.010232" calcext:value-type="float">
            <text:p>0.010232</text:p>
          </table:table-cell>
          <table:table-cell/>
        </table:table-row>
        <table:table-row table:style-name="ro1">
          <table:table-cell office:value-type="float" office:value="0.037245" calcext:value-type="float">
            <text:p>0.037245</text:p>
          </table:table-cell>
          <table:table-cell office:value-type="float" office:value="0.016094" calcext:value-type="float">
            <text:p>0.016094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22673" calcext:value-type="float">
            <text:p>0.022673</text:p>
          </table:table-cell>
          <table:table-cell office:value-type="float" office:value="0.014511" calcext:value-type="float">
            <text:p>0.014511</text:p>
          </table:table-cell>
          <table:table-cell office:value-type="float" office:value="0.012356" calcext:value-type="float">
            <text:p>0.012356</text:p>
          </table:table-cell>
          <table:table-cell office:value-type="float" office:value="0.011873" calcext:value-type="float">
            <text:p>0.011873</text:p>
          </table:table-cell>
          <table:table-cell office:value-type="float" office:value="0.009205" calcext:value-type="float">
            <text:p>0.009205</text:p>
          </table:table-cell>
          <table:table-cell/>
        </table:table-row>
        <table:table-row table:style-name="ro1">
          <table:table-cell office:value-type="float" office:value="0.043161" calcext:value-type="float">
            <text:p>0.043161</text:p>
          </table:table-cell>
          <table:table-cell office:value-type="float" office:value="0.015671" calcext:value-type="float">
            <text:p>0.015671</text:p>
          </table:table-cell>
          <table:table-cell office:value-type="float" office:value="0.018713" calcext:value-type="float">
            <text:p>0.018713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2277" calcext:value-type="float">
            <text:p>0.012277</text:p>
          </table:table-cell>
          <table:table-cell office:value-type="float" office:value="0.011555" calcext:value-type="float">
            <text:p>0.011555</text:p>
          </table:table-cell>
          <table:table-cell office:value-type="float" office:value="0.011821" calcext:value-type="float">
            <text:p>0.011821</text:p>
          </table:table-cell>
          <table:table-cell/>
        </table:table-row>
        <table:table-row table:style-name="ro1">
          <table:table-cell office:value-type="float" office:value="0.04206" calcext:value-type="float">
            <text:p>0.04206</text:p>
          </table:table-cell>
          <table:table-cell office:value-type="float" office:value="0.014556" calcext:value-type="float">
            <text:p>0.014556</text:p>
          </table:table-cell>
          <table:table-cell office:value-type="float" office:value="0.020568" calcext:value-type="float">
            <text:p>0.020568</text:p>
          </table:table-cell>
          <table:table-cell office:value-type="float" office:value="0.024995" calcext:value-type="float">
            <text:p>0.024995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009094" calcext:value-type="float">
            <text:p>0.009094</text:p>
          </table:table-cell>
          <table:table-cell office:value-type="float" office:value="0.008019" calcext:value-type="float">
            <text:p>0.008019</text:p>
          </table:table-cell>
          <table:table-cell/>
        </table:table-row>
        <table:table-row table:style-name="ro1">
          <table:table-cell office:value-type="float" office:value="0.046642" calcext:value-type="float">
            <text:p>0.046642</text:p>
          </table:table-cell>
          <table:table-cell office:value-type="float" office:value="0.013201" calcext:value-type="float">
            <text:p>0.013201</text:p>
          </table:table-cell>
          <table:table-cell office:value-type="float" office:value="0.020253" calcext:value-type="float">
            <text:p>0.020253</text:p>
          </table:table-cell>
          <table:table-cell office:value-type="float" office:value="0.023816" calcext:value-type="float">
            <text:p>0.023816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011688" calcext:value-type="float">
            <text:p>0.011688</text:p>
          </table:table-cell>
          <table:table-cell/>
        </table:table-row>
        <table:table-row table:style-name="ro1">
          <table:table-cell office:value-type="float" office:value="0.041734" calcext:value-type="float">
            <text:p>0.041734</text:p>
          </table:table-cell>
          <table:table-cell office:value-type="float" office:value="0.014398" calcext:value-type="float">
            <text:p>0.014398</text:p>
          </table:table-cell>
          <table:table-cell office:value-type="float" office:value="0.017813" calcext:value-type="float">
            <text:p>0.017813</text:p>
          </table:table-cell>
          <table:table-cell office:value-type="float" office:value="0.025588" calcext:value-type="float">
            <text:p>0.025588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.011642" calcext:value-type="float">
            <text:p>0.011642</text:p>
          </table:table-cell>
          <table:table-cell office:value-type="float" office:value="0.010458" calcext:value-type="float">
            <text:p>0.010458</text:p>
          </table:table-cell>
          <table:table-cell/>
        </table:table-row>
        <table:table-row table:style-name="ro1">
          <table:table-cell office:value-type="float" office:value="0.042661" calcext:value-type="float">
            <text:p>0.042661</text:p>
          </table:table-cell>
          <table:table-cell office:value-type="float" office:value="0.013345" calcext:value-type="float">
            <text:p>0.013345</text:p>
          </table:table-cell>
          <table:table-cell office:value-type="float" office:value="0.015653" calcext:value-type="float">
            <text:p>0.015653</text:p>
          </table:table-cell>
          <table:table-cell office:value-type="float" office:value="0.025053" calcext:value-type="float">
            <text:p>0.025053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0.012734" calcext:value-type="float">
            <text:p>0.012734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01135" calcext:value-type="float">
            <text:p>0.01135</text:p>
          </table:table-cell>
          <table:table-cell/>
        </table:table-row>
        <table:table-row table:style-name="ro1">
          <table:table-cell office:value-type="float" office:value="0.040828" calcext:value-type="float">
            <text:p>0.040828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0.017733" calcext:value-type="float">
            <text:p>0.017733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11463" calcext:value-type="float">
            <text:p>0.011463</text:p>
          </table:table-cell>
          <table:table-cell office:value-type="float" office:value="0.010492" calcext:value-type="float">
            <text:p>0.010492</text:p>
          </table:table-cell>
          <table:table-cell office:value-type="float" office:value="0.010028" calcext:value-type="float">
            <text:p>0.010028</text:p>
          </table:table-cell>
          <table:table-cell/>
        </table:table-row>
        <table:table-row table:style-name="ro1">
          <table:table-cell office:value-type="float" office:value="0.039787" calcext:value-type="float">
            <text:p>0.03978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8088" calcext:value-type="float">
            <text:p>0.018088</text:p>
          </table:table-cell>
          <table:table-cell office:value-type="float" office:value="0.024993" calcext:value-type="float">
            <text:p>0.024993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11703" calcext:value-type="float">
            <text:p>0.011703</text:p>
          </table:table-cell>
          <table:table-cell office:value-type="float" office:value="0.011651" calcext:value-type="float">
            <text:p>0.011651</text:p>
          </table:table-cell>
          <table:table-cell/>
        </table:table-row>
        <table:table-row table:style-name="ro1">
          <table:table-cell office:value-type="float" office:value="0.040165" calcext:value-type="float">
            <text:p>0.040165</text:p>
          </table:table-cell>
          <table:table-cell office:value-type="float" office:value="0.015408" calcext:value-type="float">
            <text:p>0.015408</text:p>
          </table:table-cell>
          <table:table-cell office:value-type="float" office:value="0.016012" calcext:value-type="float">
            <text:p>0.016012</text:p>
          </table:table-cell>
          <table:table-cell office:value-type="float" office:value="0.024585" calcext:value-type="float">
            <text:p>0.024585</text:p>
          </table:table-cell>
          <table:table-cell office:value-type="float" office:value="0.013996" calcext:value-type="float">
            <text:p>0.013996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1566" calcext:value-type="float">
            <text:p>0.011566</text:p>
          </table:table-cell>
          <table:table-cell office:value-type="float" office:value="0.01136" calcext:value-type="float">
            <text:p>0.01136</text:p>
          </table:table-cell>
          <table:table-cell/>
        </table:table-row>
        <table:table-row table:style-name="ro1">
          <table:table-cell office:value-type="float" office:value="0.043377" calcext:value-type="float">
            <text:p>0.043377</text:p>
          </table:table-cell>
          <table:table-cell office:value-type="float" office:value="0.015434" calcext:value-type="float">
            <text:p>0.015434</text:p>
          </table:table-cell>
          <table:table-cell office:value-type="float" office:value="0.017977" calcext:value-type="float">
            <text:p>0.017977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14529" calcext:value-type="float">
            <text:p>0.014529</text:p>
          </table:table-cell>
          <table:table-cell office:value-type="float" office:value="0.012163" calcext:value-type="float">
            <text:p>0.012163</text:p>
          </table:table-cell>
          <table:table-cell office:value-type="float" office:value="0.011565" calcext:value-type="float">
            <text:p>0.011565</text:p>
          </table:table-cell>
          <table:table-cell office:value-type="float" office:value="0.011066" calcext:value-type="float">
            <text:p>0.011066</text:p>
          </table:table-cell>
          <table:table-cell/>
        </table:table-row>
        <table:table-row table:style-name="ro1">
          <table:table-cell office:value-type="float" office:value="0.037209" calcext:value-type="float">
            <text:p>0.037209</text:p>
          </table:table-cell>
          <table:table-cell office:value-type="float" office:value="0.015235" calcext:value-type="float">
            <text:p>0.015235</text:p>
          </table:table-cell>
          <table:table-cell office:value-type="float" office:value="0.019117" calcext:value-type="float">
            <text:p>0.019117</text:p>
          </table:table-cell>
          <table:table-cell office:value-type="float" office:value="0.022647" calcext:value-type="float">
            <text:p>0.022647</text:p>
          </table:table-cell>
          <table:table-cell office:value-type="float" office:value="0.014484" calcext:value-type="float">
            <text:p>0.014484</text:p>
          </table:table-cell>
          <table:table-cell office:value-type="float" office:value="0.012062" calcext:value-type="float">
            <text:p>0.012062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09637" calcext:value-type="float">
            <text:p>0.009637</text:p>
          </table:table-cell>
          <table:table-cell/>
        </table:table-row>
        <table:table-row table:style-name="ro1">
          <table:table-cell office:value-type="float" office:value="0.040501" calcext:value-type="float">
            <text:p>0.040501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9386" calcext:value-type="float">
            <text:p>0.019386</text:p>
          </table:table-cell>
          <table:table-cell office:value-type="float" office:value="0.024077" calcext:value-type="float">
            <text:p>0.024077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0.010176" calcext:value-type="float">
            <text:p>0.010176</text:p>
          </table:table-cell>
          <table:table-cell office:value-type="float" office:value="0.011701" calcext:value-type="float">
            <text:p>0.011701</text:p>
          </table:table-cell>
          <table:table-cell/>
        </table:table-row>
        <table:table-row table:style-name="ro1">
          <table:table-cell office:value-type="float" office:value="0.03412" calcext:value-type="float">
            <text:p>0.03412</text:p>
          </table:table-cell>
          <table:table-cell office:value-type="float" office:value="0.016065" calcext:value-type="float">
            <text:p>0.016065</text:p>
          </table:table-cell>
          <table:table-cell office:value-type="float" office:value="0.017089" calcext:value-type="float">
            <text:p>0.017089</text:p>
          </table:table-cell>
          <table:table-cell office:value-type="float" office:value="0.027731" calcext:value-type="float">
            <text:p>0.027731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1535" calcext:value-type="float">
            <text:p>0.011535</text:p>
          </table:table-cell>
          <table:table-cell/>
        </table:table-row>
        <table:table-row table:style-name="ro1">
          <table:table-cell office:value-type="float" office:value="0.04116" calcext:value-type="float">
            <text:p>0.04116</text:p>
          </table:table-cell>
          <table:table-cell office:value-type="float" office:value="0.015741" calcext:value-type="float">
            <text:p>0.015741</text:p>
          </table:table-cell>
          <table:table-cell office:value-type="float" office:value="0.019218" calcext:value-type="float">
            <text:p>0.019218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0.014385" calcext:value-type="float">
            <text:p>0.014385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0.009957" calcext:value-type="float">
            <text:p>0.009957</text:p>
          </table:table-cell>
          <table:table-cell/>
        </table:table-row>
        <table:table-row table:style-name="ro1">
          <table:table-cell office:value-type="float" office:value="0.041251" calcext:value-type="float">
            <text:p>0.041251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23307" calcext:value-type="float">
            <text:p>0.023307</text:p>
          </table:table-cell>
          <table:table-cell office:value-type="float" office:value="0.024479" calcext:value-type="float">
            <text:p>0.024479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2484" calcext:value-type="float">
            <text:p>0.01248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0818" calcext:value-type="float">
            <text:p>0.010818</text:p>
          </table:table-cell>
          <table:table-cell/>
        </table:table-row>
        <table:table-row table:style-name="ro1">
          <table:table-cell office:value-type="float" office:value="0.037951" calcext:value-type="float">
            <text:p>0.037951</text:p>
          </table:table-cell>
          <table:table-cell office:value-type="float" office:value="0.013358" calcext:value-type="float">
            <text:p>0.013358</text:p>
          </table:table-cell>
          <table:table-cell office:value-type="float" office:value="0.018301" calcext:value-type="float">
            <text:p>0.018301</text:p>
          </table:table-cell>
          <table:table-cell office:value-type="float" office:value="0.027867" calcext:value-type="float">
            <text:p>0.027867</text:p>
          </table:table-cell>
          <table:table-cell office:value-type="float" office:value="0.014491" calcext:value-type="float">
            <text:p>0.014491</text:p>
          </table:table-cell>
          <table:table-cell office:value-type="float" office:value="0.012009" calcext:value-type="float">
            <text:p>0.012009</text:p>
          </table:table-cell>
          <table:table-cell office:value-type="float" office:value="0.011603" calcext:value-type="float">
            <text:p>0.011603</text:p>
          </table:table-cell>
          <table:table-cell office:value-type="float" office:value="0.011442" calcext:value-type="float">
            <text:p>0.011442</text:p>
          </table:table-cell>
          <table:table-cell/>
        </table:table-row>
        <table:table-row table:style-name="ro1">
          <table:table-cell office:value-type="float" office:value="0.041154" calcext:value-type="float">
            <text:p>0.041154</text:p>
          </table:table-cell>
          <table:table-cell office:value-type="float" office:value="0.014109" calcext:value-type="float">
            <text:p>0.014109</text:p>
          </table:table-cell>
          <table:table-cell office:value-type="float" office:value="0.018982" calcext:value-type="float">
            <text:p>0.018982</text:p>
          </table:table-cell>
          <table:table-cell office:value-type="float" office:value="0.021883" calcext:value-type="float">
            <text:p>0.021883</text:p>
          </table:table-cell>
          <table:table-cell office:value-type="float" office:value="0.011057" calcext:value-type="float">
            <text:p>0.011057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0.009944" calcext:value-type="float">
            <text:p>0.009944</text:p>
          </table:table-cell>
          <table:table-cell office:value-type="float" office:value="0.009501" calcext:value-type="float">
            <text:p>0.0095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05:03.206750216</meta:creation-date>
    <dc:date>2017-10-02T11:51:01.176987614</dc:date>
    <meta:editing-duration>PT38M38S</meta:editing-duration>
    <meta:editing-cycles>5</meta:editing-cycles>
    <meta:generator>LibreOffice/4.2.8.2$Linux_X86_64 LibreOffice_project/420m0$Build-2</meta:generator>
    <meta:document-statistic meta:table-count="1" meta:cell-count="250" meta:object-count="0"/>
  </office:meta>
</office:document-meta>
</file>